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oto Sans CJK JP Regular" svg:font-family="'Noto Sans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sqlite3</text:span></text:p>
      <text:p text:style-name="P1"><text:span text:style-name="Source_20_Text">.DS_Sto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oto Sans CJK JP Regular" svg:font-family="'Noto Sans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CJK JP Regular" style:font-family-asian="'Noto Sans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CJK JP Regular" style:font-family-asian="'Noto Sans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2:28:52.376497033</meta:creation-date>
    <dc:date>2018-08-26T22:29:35.179263446</dc:date>
    <meta:editing-duration>PT45S</meta:editing-duration>
    <meta:editing-cycles>1</meta:editing-cycles>
    <meta:document-statistic meta:table-count="0" meta:image-count="0" meta:object-count="0" meta:page-count="1" meta:paragraph-count="5" meta:word-count="5" meta:character-count="41" meta:non-whitespace-character-count="41"/>
    <meta:generator>LibreOffice/6.0.3.2$Linux_X86_64 LibreOffice_project/00m0$Build-2</meta:generator>
  </office:meta>
</office:document-meta>
</file>